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276cm"/>
    </style:style>
    <style:style style:name="co2" style:family="table-column">
      <style:table-column-properties fo:break-before="auto" style:column-width="20.802cm"/>
    </style:style>
    <style:style style:name="co3" style:family="table-column">
      <style:table-column-properties fo:break-before="auto" style:column-width="2.822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/>
          <table:table-cell office:value-type="string">
            <text:p>Acetone cyanohydrin, stabilize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cetylene tetrabromid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cetylene tetrachlorid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craldehyde, inhibite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crolein, inhibite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crolein, stabilize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crylic aldehyde, inhibite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lcohol C-12 - C-16 poly(1-6) ethoxyl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lcohol C-6 - C-17 (secondary)poly(3-6) ethoxyl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ldicarb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Aldri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lkyl (c12-c14) dimethylami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lkyl (c7-c9) nitrate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lkybenzenesulphonates, branched and straight chain (excluding C11-C13 straight chain or branched chain homologues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llyl bromid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ortho-Aminoanisol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minocarb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mmonium dinitro-o-cresol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-Amylbenzen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Azinphos-ethyl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Azinphos-methy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arium cyanid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endiocarb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enomy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enquinox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enzyl chlorocarbon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enzyl chloroformat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Binapacry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,N-Bis(2-hydroxyethyl) oleamide (LOA)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Brodifacou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romine cyanid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romoaceto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romoallyle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romobenze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ortho-Bromobenzyl cyanid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romocya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romoform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Bromophos-ethy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3-Bromoprope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romoxyni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utanedio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2-Butenal, stabilize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utyl benzyl phthal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-tert-butyl-N-cyclopropyl-6-methylthio-1,3,5-triazine-2,4-diami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2,4-Di-tert-butylphenol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2, 6-Di-tert-Butylpheno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ara-tertiary-butyltoluen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Cadmium compound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admium sulphid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alcium arsen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alcium arsenate and calcium arsenite, mixtures, soli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alcium cyanid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Camphechlo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arbary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arbendazi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arbofura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arbon tetrabromid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arbon tetrachlorid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Carbophenoth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artap hydrochlorid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Chlorda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hlorfenvinphos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Chlorinated paraffins (C-10 - C-13)</text:p>
          </table:table-cell>
          <table:table-cell office:value-type="float" office:value="3077">
            <text:p>3077</text:p>
          </table:table-cell>
          <table:table-cell table:number-columns-repeated="1021"/>
        </table:table-row>
        <table:table-row table:style-name="ro1">
          <table:table-cell office:value-type="string">
            <text:p>PP</text:p>
          </table:table-cell>
          <table:table-cell office:value-type="string">
            <text:p>Chlorinated paraffins (C14-C17), with more than 1% shorter chain length</text:p>
          </table:table-cell>
          <table:table-cell office:value-type="float" office:value="3077">
            <text:p>307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lori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hlorine cyanide, inhibite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hlormepho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hloroacetone, stabilize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1-Chloro-2,3-Epoxypropa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2-Chloro-6-nitrotolue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4-Chloro-2-nitrotolue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hloro-ortho-nitrotolue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2-Chloro-5-trifluoromethylnitrobenze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ara-Chlorobenzyl chloride, liquid or soli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hlorodinitrobenzenes, liquid or soli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1-Chlorohepta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1-Chlorohexa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hloronitroaniline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hloronitrotoluenes,liqui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hloronitrotoluenes,soli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1-Chlorooctan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Chlorophenolates, liquid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Chlorophenolates, soli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hlorophenyltrichlorosila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hloropicri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lpha-Chloropropyle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hlorotoluenes (meta-;para-)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Chlorpyriphos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Chlorthiopho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cculu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conitril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pper acetoarseni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pper arsenit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Copper chlorid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Copper chloride solution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Copper cyanid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Copper metal powder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Copper sulphate, anhydrous, hydrates</text:p>
          </table:table-cell>
          <table:table-cell office:value-type="float" office:value="3077">
            <text:p>307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umachlor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Coumaphos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Cresyl diphenyl phosph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rotonaldehyde, stabilize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rotonic aldehyde, stabilize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rotoxypho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upric arsenit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Cupric chlorid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Cupric cyanid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Cupric sulf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upriethylenediamine solution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Cuprous chlorid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yanide mixture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yanide solution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yanides, inorganic, n.o.s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yanogen bromid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yanogen chloride, inhibite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yanogen chloride, stabilize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yanophos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1,5,9-Cyclododecatrien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Cyhexatin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Cymenes (o-;m-;p-)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Cypermethri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ecyl acrylat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DD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ecycloxytetrahydrothiophene dioxid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EF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esmedipha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-all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-n-Butyl phthalat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Dialifo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4,4′-Diaminodiphenylmethan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Diazin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1,3-Dibromobenzen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Dichlofenth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chloroaniline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1,3-Dichlorobenze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1,4-Dichlorobenze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chlorobenzene (meta-; para-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2,2-Dichlorodiethyl eth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chlorodimethyl ether, symmetrica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-(2-chloroethyl) eth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1,1-Dichloroethylene, inhibite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1,6-Dichlorohexa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chlorophenyltrichlorosilan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Dichlorvos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Diclofop-methy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crotophos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Dieldri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isopropylbenzene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isopropylnaphthalenes, mixed isomers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Dimethoat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N,N-Dimethyldodecylami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methylhydrazine, symmetrica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methylhydrazine, unsymmetrica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nitro-o-cresol,soli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nitro-o-cresol,solu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nitrochlorobenzenes, liquid or soli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nitrophenol,dry or wetted with less than 15 per cent water, by mas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nitrophenol solution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nitrophenol, wettedwith not less than 15 per cent water, by mas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nitrophenolatesalkali metals, dry or wetted with less than 15 per cent water, by mas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nitrophenolates, wettedwith not less than 15 per cent water, by mas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nobut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noseb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noseb acet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oxacarb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oxath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pente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phacino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phenyl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Diphenylamine chloroarsin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Diphenylchloroarsine, solidorliqui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sulfot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1,4-Di-tert-butylbenze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NO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NOC (pesticide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odecyl diphenyl oxide disulphonate</text:p>
          </table:table-cell>
          <table:table-cell office:value-type="float" office:value="3077">
            <text:p>3077</text:p>
          </table:table-cell>
          <table:table-cell table:number-columns-repeated="1021"/>
        </table:table-row>
        <table:table-row table:style-name="ro1">
          <table:table-cell office:value-type="string">
            <text:p>PP</text:p>
          </table:table-cell>
          <table:table-cell office:value-type="string">
            <text:p>Dodecyl hydroxypropyl sulfid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1-Dodecylamin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Dodecylpheno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razoxol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difenphos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Endosulfan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Endri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pibromohydri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pichlorohydrin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EPN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Esfenvalerat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Eth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thopropho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thyl flui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thyl mercapta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2-Ethylhexyl nitr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2-Ethyl-3-propylacrolei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thyl tetraphosph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thyldichloroarsi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thylene dibromide and methyl bromide mixtures, liqui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2-Ethylhexaldehyd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enamiphos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Fenbutatin oxid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Fenchlorazole-ethyl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Fenitrothion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Fenoxapro-ethyl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Fenoxaprop-P-ethyl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Fenpropathri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ensulfothion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Fenthion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Fentin acetat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Fentin hydroxid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erric arsen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erric arseni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errous arsenat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Fonofo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metanat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Furathiocarb (ISO)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gamma-BH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asoline, leaded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Heptachlo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eptenopho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-Heptaldehyd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-Heptylbenze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ormal-Heptyl chlorid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Hexachlorobutadien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1,3-Hexachlorobutadie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exaethyl tetraphosphateliqui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exaethyl tetraphosphate,soli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ormal-Hexyl chlorid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-Hexylbenze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ydrocyanic acid, anhydrous, stabilized, containing less than 3% wat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ydrocyanic acid, anhydrous, stabilized, containing less than 3% water and absorbed in a porous inert materia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ydrocyanic acid, aqueous solutionsnot more than 20% hydrocyanic aci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ydrogen cyanide solution in alcohol,with not more than45% hydrogen cyanid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ydrogen cyanide, stabilizedwith less than 3% wat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ydrogen cyanide, stabilizedwith less than 3% water and absorbed in a porous inert materia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ydroxydimethylbenzenes, liquid or soli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oxyni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sobenza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sobutyl butyr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sobutylbenze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sodecyl acryl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sodecyl diphenyl phosph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sofenpho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sooctyl nitr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soprocarb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sotetramethylbenzen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Isoxath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ead acet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ead arsenate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ead arsenite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ead compounds, soluble, n.o.s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ead cyanid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ead nitr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ead perchlorate, solid or solu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ead tetraethy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ead tetramethyl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Linda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inur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ondon Purpl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agnesium arsen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alath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ancozeb (ISO)</text:p>
          </table:table-cell>
          <table:table-cell office:value-type="float" office:value="3077">
            <text:p>307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aneb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aneb preparationswith not less than 60% maneb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aneb preparation, stabilized against self-heatin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aneb stabilizedorManeb preparations, stabilizedagainst self-heatin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anganese ethylene-1,2-bis dithiocarbam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anganese ethylene-1,2-bis-dithiocarbamate, stabilized against self-heatin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ecarba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ephosfola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ercaptodimethur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Mercuric acetat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Mercuric ammonium chlorid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Mercuric arsenat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Mercuric benzoat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Mercuric bisulphat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Mercuric bromid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Mercuric chlorid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Mercuric cyanid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Mercuric glucon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ercuric iodid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Mercuric nitrat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Mercuric oleat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Mercuric oxid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Mercuric oxycyanide, desensitized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Mercuric potassium cyanid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Mercuric Sulphat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Mercuric thiocyanat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Mercurol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Mercurous acetat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Mercurous bisulphat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Mercurous bromid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Mercurous chloride</text:p>
          </table:table-cell>
          <table:table-cell office:value-type="float" office:value="3077">
            <text:p>3077</text:p>
          </table:table-cell>
          <table:table-cell table:number-columns-repeated="1021"/>
        </table:table-row>
        <table:table-row table:style-name="ro1">
          <table:table-cell office:value-type="string">
            <text:p>PP</text:p>
          </table:table-cell>
          <table:table-cell office:value-type="string">
            <text:p>Mercurous nitrat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Mercurous salicylat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Mercurous sulphat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Mercury acetates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Mercury ammonium chlorid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Mercury based pesticide, liquid, flammable, toxic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Mercury based pesticides, liquid, toxic, flammabl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Mercury based pesticides, liquid, toxic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Mercury based pesticides, solid, toxic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Mercury benzoat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Mercury bichlorid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Mercury bisulphates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Mercury bromides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Mercury compounds, liquid, n.o.s.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Mercury compounds, solid, n.o.s.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Mercury cyanid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Mercury gluconat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Mercury (I) (mercurous) compounds (pesticides)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Mercury (II) (mercuric) compounds (pesticides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ercury iodid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Mercury nucleat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Mercury oleat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Mercury oxid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Mercury oxycyanide, desensitized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Mercury potassium cyanid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Mercury potassium iodid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Mercury salicylat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Mercury sulfates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Mercury thiocyan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etam-sodiu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ethamidopho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ethanethio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ethidath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ethomy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ortho-Methoxyanili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ethyl bromide and ethylene dibromide mixtures, liqui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ethyl mercapta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3-Methylacroleine, stabilize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ethylchlorobenzene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ethylnitrophenol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3-Methylpyradi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ethyltrith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ethylvinylbenzenes, inhibited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Mevinpho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exacarb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irex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onocrotopho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otor fuel anti-knock mixture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otor fuel anti-knock mixtures or compound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aba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aled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Nickel carbonyl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Nickel cyanid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Nickel tetracarbony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3-Nitro-4-chlorobenzotrifluorid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itrobenze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itrobenzotrifluorides, liquid or soli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onylpheno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ormal-Octaldehyd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Oleylamin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Organotin compounds, liquid, n.o.s.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Organotin compounds (pesticides)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Organotin compounds, solid, n.o.s.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Organotin pesticides, liquid, flammable, toxic, n.o.s., flash point less than 23deg C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Organotin pesticides, liquid, toxic, flammable, n.o.s.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Organotin pesticides, liquid, toxic, n.o.s.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Organotin pesticides, solid, toxic, n.o.s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Orthoarsenic acid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Osmium tetroxid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Oxamy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Oxydisulfot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araoxon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Parathion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Parathion-methyl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PCBs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entachloroethan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Pentachloropheno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entali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-Pentylbenze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erchloroethyle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erchloromethylmercapta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etrol, leaded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Phenarsazine chlorid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-Phenothrin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Phentho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1-Phenylbuta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2-Phenylbuta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henylcyclohexan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Phenylmercuric acetat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Phenylmercuric compounds, n.o.s.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Phenylmercuric hydroxid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Phenylmercuric nitrat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Phorat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Phosalo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hosmet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Phosphamidon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Phosphorus, white, molten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Phosphorus, whiteoryellow dryorunder waterorin solution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Phosphorus white, or yellow, molten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Phosphorus, yellow, molte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indone (and salts of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irimicarb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Pirimiphos-ethyl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Polychlorinated biphenyls</text:p>
          </table:table-cell>
          <table:table-cell office:value-type="float" office:value="2315">
            <text:p>2315</text:p>
          </table:table-cell>
          <table:table-cell table:number-columns-repeated="1021"/>
        </table:table-row>
        <table:table-row table:style-name="ro1">
          <table:table-cell office:value-type="string">
            <text:p>PP</text:p>
          </table:table-cell>
          <table:table-cell office:value-type="string">
            <text:p>Polyhalogenated biphenyls, liquidorTerphenyls liquid</text:p>
          </table:table-cell>
          <table:table-cell office:value-type="float" office:value="3151">
            <text:p>3151</text:p>
          </table:table-cell>
          <table:table-cell table:number-columns-repeated="1021"/>
        </table:table-row>
        <table:table-row table:style-name="ro1">
          <table:table-cell office:value-type="string">
            <text:p>PP</text:p>
          </table:table-cell>
          <table:table-cell office:value-type="string">
            <text:p>Polyhalogenated biphenyls, solidorTerphenyls, solid</text:p>
          </table:table-cell>
          <table:table-cell office:value-type="float" office:value="3152">
            <text:p>3152</text:p>
          </table:table-cell>
          <table:table-cell table:number-columns-repeated="1021"/>
        </table:table-row>
        <table:table-row table:style-name="ro1">
          <table:table-cell office:value-type="string">
            <text:p>PP</text:p>
          </table:table-cell>
          <table:table-cell office:value-type="string">
            <text:p>Potassium cuprocyanid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otassium cyanide, soli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otassium cyanide, solution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Potassium cyanocuprate (I)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Potassium cyanomercurat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Potassium mercuric iodid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omecarb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opachlo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opapho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openal, inhibite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opoxu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otho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ussic acid, anhydrous, stabilize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ussic acid, anhydrous, stabilized, absorbed in a porous inert material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Pyrazopho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Quinalphos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Quizalofop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Quizalofop-p-ethy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oteno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alithion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Silafluofe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ilver arseni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ilver cyanid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ilver orthoarsenit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Sodium copper cyanide, solid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Sodium copper cyanide solution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Sodium cuprocyanide, solid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Sodium cuprocyanide, solu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odium cyanide, soli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odium cyanide, solu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odium dinitro-o-cresolate,dry or wetted with less than 15 per cent water, by mas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odium dinitro-ortho-cresolate, wettedwith not less than 15 per cent water, by mass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Sodium pentachlorophen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trychnineorStrychnine salt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ulfotep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Sulpropho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allow nitril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emepho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EPP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Terbufo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etrabromoetha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etrabromometha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1,1,2,2-Tetrachloroetha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etrachloroethyle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etrachlorometha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etraethyl dithiopyrophosphat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Tetraethyl lead, liqui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etramethri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etramethyllea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hallium chlor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hallium compounds, n.o.s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hallium compounds (pesticides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hallium nitr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hallium sulf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hallous chlor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hiocarbonyl tetrachlorid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riaryl phosphates, isopropylated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Triaryl phosphates, n.o.s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riazopho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ribromomethan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Tributyltin compound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richlorfon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1,2,3—Trichlorobenze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richlorobenzenes, liqui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richlorobute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richlorobutyle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richloromethane sulphuryl chlorid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richloromethyl sulphochlorid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richlorona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ricresyl phosphate (less than 1% ortho-isomer)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Tricresyl phosphate, not less than 1% ortho-isomer but not more than 3% orthoisomer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Tricresyl phosphatewith more than 3 per cent ortho isom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riethylbenze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riisopropylated phenyl phosphates</text:p>
          </table:table-cell>
          <table:table-cell office:value-type="float" office:value="3077">
            <text:p>307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rimethylene dichloride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Triphenylphosphate</text:p>
          </table:table-cell>
          <table:table-cell office:value-type="float" office:value="3077">
            <text:p>307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riphenyl phosphate/tert-butylated triphenyl phosphates mixtures containing 5% to 10% triphenyl phosphates</text:p>
          </table:table-cell>
          <table:table-cell office:value-type="float" office:value="3077">
            <text:p>3077</text:p>
          </table:table-cell>
          <table:table-cell table:number-columns-repeated="1021"/>
        </table:table-row>
        <table:table-row table:style-name="ro1">
          <table:table-cell office:value-type="string">
            <text:p>PP</text:p>
          </table:table-cell>
          <table:table-cell office:value-type="string">
            <text:p>Triphenyl phosphate/tert-butylated triphenyl phosphates mixtures containing 10% to 48% triphenyl phosphates</text:p>
          </table:table-cell>
          <table:table-cell office:value-type="float" office:value="3077">
            <text:p>3077</text:p>
          </table:table-cell>
          <table:table-cell table:number-columns-repeated="1021"/>
        </table:table-row>
        <table:table-row table:style-name="ro1">
          <table:table-cell office:value-type="string">
            <text:p>PP</text:p>
          </table:table-cell>
          <table:table-cell office:value-type="string">
            <text:p>Triphenyltin compound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ritolyl phosphate (less than 1% ortho-isomer)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Tritolyl phosphate (not less than 1% ortho-isomer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rixylenyl phosph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inylidene chloride, stabilize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Warfarin (and salts of)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White phosphorus, dry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White phosphorus, we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White spirit, low (15-20%) aromatic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Yellow phosphorus, dry</text:p>
          </table:table-cell>
          <table:table-cell table:number-columns-repeated="1022"/>
        </table:table-row>
        <table:table-row table:style-name="ro1">
          <table:table-cell office:value-type="string">
            <text:p>PP</text:p>
          </table:table-cell>
          <table:table-cell office:value-type="string">
            <text:p>Yellow phosphorus, we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Zinc bromide</text:p>
          </table:table-cell>
          <table:table-cell office:value-type="float" office:value="3077">
            <text:p>307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Zinc cyanide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1047798">
          <table:table-cell table:number-columns-repeated="1024"/>
        </table:table-row>
        <table:table-row table:style-name="ro2" table:number-rows-repeated="28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5000" number:language="es" number:country="ES">
      <number:number number:min-integer-digits="1"/>
    </number:number-style>
    <number:number-style style:name="N5106P0" style:volatile="true" number:language="es" number:country="ES">
      <number:number number:decimal-places="0" number:min-integer-digits="1" number:grouping="true"/>
      <number:text> €</number:text>
    </number:number-style>
    <number:number-style style:name="N5106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6P0"/>
    </number:number-style>
    <number:number-style style:name="N5107P0" style:volatile="true" number:language="es" number:country="ES">
      <number:number number:decimal-places="0" number:min-integer-digits="1" number:grouping="true"/>
      <number:text> €</number:text>
    </number:number-style>
    <number:number-style style:name="N5107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es" number:country="ES">
      <number:number number:decimal-places="2" number:min-integer-digits="1" number:grouping="true"/>
      <number:text> €</number:text>
    </number:number-style>
    <number:number-style style:name="N5109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es" number:country="ES">
      <number:number number:decimal-places="2" number:min-integer-digits="1" number:grouping="true"/>
      <number:text> €</number:text>
    </number:number-style>
    <number:number-style style:name="N5110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date-style style:name="N5111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2" number:language="es" number:country="ES">
      <number:day number:style="long"/>
      <number:text>-</number:text>
      <number:month number:textual="true"/>
    </number:date-style>
    <number:date-style style:name="N5113" number:language="es" number:country="ES">
      <number:month number:textual="true"/>
      <number:text>-</number:text>
      <number:year/>
    </number:date-style>
    <number:time-style style:name="N5114" number:language="es" number:country="ES">
      <number:hours/>
      <number:text>:</number:text>
      <number:minutes number:style="long"/>
      <number:text> </number:text>
      <number:am-pm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s" number:country="ES">
      <number:hours/>
      <number:text>:</number:text>
      <number:minutes number:style="long"/>
    </number:time-style>
    <number:time-style style:name="N5117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8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0P0" style:volatile="true" number:language="es" number:country="ES">
      <number:number number:decimal-places="0" number:min-integer-digits="1" number:grouping="true"/>
      <number:text>   </number:text>
    </number:number-style>
    <number:number-style style:name="N5120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es" number:country="ES">
      <number:number number:decimal-places="0" number:min-integer-digits="1" number:grouping="true"/>
      <number:text>   </number:text>
    </number:number-style>
    <number:number-style style:name="N5121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1P0"/>
    </number:number-style>
    <number:number-style style:name="N5123P0" style:volatile="true" number:language="es" number:country="ES">
      <number:number number:decimal-places="2" number:min-integer-digits="1" number:grouping="true"/>
      <number:text>   </number:text>
    </number:number-style>
    <number:number-style style:name="N5123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4P0" style:volatile="true" number:language="es" number:country="ES">
      <number:number number:decimal-places="2" number:min-integer-digits="1" number:grouping="true"/>
      <number:text>   </number:text>
    </number:number-style>
    <number:number-style style:name="N5124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4P0"/>
    </number:number-style>
    <number:number-style style:name="N5128P0" style:volatile="true" number:language="es" number:country="ES">
      <number:number number:decimal-places="0" number:min-integer-digits="1" number:grouping="true"/>
      <number:text>    </number:text>
    </number:number-style>
    <number:number-style style:name="N5128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8P2" style:volatile="true" number:language="es" number:country="ES">
      <number:text> -    </number:text>
    </number:number-style>
    <number:text-style style:name="N5128" number:language="es" number:country="ES">
      <number:text-content/>
      <number:text> </number:text>
      <style:map style:condition="value()&gt;0" style:apply-style-name="N5128P0"/>
      <style:map style:condition="value()&lt;0" style:apply-style-name="N5128P1"/>
      <style:map style:condition="value()=0" style:apply-style-name="N5128P2"/>
    </number:text-style>
    <number:number-style style:name="N5132P0" style:volatile="true" number:language="es" number:country="ES">
      <number:number number:decimal-places="0" number:min-integer-digits="1" number:grouping="true"/>
      <number:text> € </number:text>
    </number:number-style>
    <number:number-style style:name="N5132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2P2" style:volatile="true" number:language="es" number:country="ES">
      <number:text> - € </number:text>
    </number:number-style>
    <number:text-style style:name="N5132" number:language="es" number:country="ES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6P0" style:volatile="true" number:language="es" number:country="ES">
      <number:number number:decimal-places="2" number:min-integer-digits="1" number:grouping="true"/>
      <number:text>    </number:text>
    </number:number-style>
    <number:number-style style:name="N5136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6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6" number:language="es" number:country="ES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40P0" style:volatile="true" number:language="es" number:country="ES">
      <number:number number:decimal-places="2" number:min-integer-digits="1" number:grouping="true"/>
      <number:text> € </number:text>
    </number:number-style>
    <number:number-style style:name="N5140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40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40" number:language="es" number:country="E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time-style style:name="N5141" number:language="es" number:country="ES">
      <number:minutes number:style="long"/>
      <number:text>:</number:text>
      <number:seconds number:style="long"/>
    </number:time-style>
    <number:time-style style:name="N5142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3" number:language="es" number:country="ES">
      <number:minutes number:style="long"/>
      <number:text>:</number:text>
      <number:seconds number:style="long" number:decimal-places="1"/>
    </number:time-style>
    <number:number-style style:name="N5144" number:language="es" number:country="E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A</meta:initial-creator>
    <meta:creation-date>2013-08-27T08:34:08</meta:creation-date>
    <dc:date>2014-02-20T18:34:53</dc:date>
    <meta:generator>LibreOffice/3.5$Linux_X86_64 LibreOffice_project/350m1$Build-2</meta:generator>
    <meta:editing-duration>P0D</meta:editing-duration>
    <meta:editing-cycles>2</meta:editing-cycles>
    <meta:document-statistic meta:table-count="1" meta:cell-count="68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